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e60b" officeooo:paragraph-rsid="0013e60b"/>
    </style:style>
    <style:style style:name="P2" style:family="paragraph" style:parent-style-name="Standard">
      <style:text-properties fo:font-weight="bold" officeooo:rsid="0013e60b" officeooo:paragraph-rsid="0013e60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2">INICIO</text:p>
      <text:p text:style-name="P1">boolean num2 = falso</text:p>
      <text:p text:style-name="P1"/>
      <text:p text:style-name="P1">int primo</text:p>
      <text:p text:style-name="P1">leer (primo)</text:p>
      <text:p text:style-name="P1">dividendo = 2</text:p>
      <text:p text:style-name="P1">dividisores = primo – 1</text:p>
      <text:p text:style-name="P1"/>
      <text:p text:style-name="P1">mientras <text:s/>num2 = falso</text:p>
      <text:p text:style-name="P1"><text:tab/>si primo &lt;= 1</text:p>
      <text:p text:style-name="P1"><text:tab/><text:tab/>“no es primo”</text:p>
      <text:p text:style-name="P1"><text:tab/><text:tab/>num2 = verdadero</text:p>
      <text:p text:style-name="P1"><text:tab/>si primo %divisores == 0</text:p>
      <text:p text:style-name="P1"><text:tab/><text:tab/>dividendo = dividendo + 1</text:p>
      <text:p text:style-name="P1"><text:tab/>si dividendo &gt; 2</text:p>
      <text:p text:style-name="P1"><text:tab/><text:tab/>“no es primo”</text:p>
      <text:p text:style-name="P1"><text:tab/><text:tab/>num2 = verdadero</text:p>
      <text:p text:style-name="P1"><text:tab/>divisores = divisores – 1</text:p>
      <text:p text:style-name="P1"><text:tab/>si divisores == 1</text:p>
      <text:p text:style-name="P1"><text:tab/><text:tab/>num2 = verdadero</text:p>
      <text:p text:style-name="P1">fin mientras</text:p>
      <text:p text:style-name="P1"/>
      <text:p text:style-name="P1">“es primo”</text:p>
      <text:p text:style-name="P1"><text:span text:style-name="T1">FIN</text:span><text:tab/></text:p>
      <text:p text:style-name="P1"/>
      <text:p text:style-name="P1"/>
      <text:p text:style-name="P1"><text:span text:style-name="T1">INICIO</text:span></text:p>
      <text:p text:style-name="P1">int primo</text:p>
      <text:p text:style-name="P1">leer (primo)</text:p>
      <text:p text:style-name="P1">int LIMSUP = 2</text:p>
      <text:p text:style-name="P1">int PASO = 1</text:p>
      <text:p text:style-name="P1">dividisores</text:p>
      <text:p text:style-name="P1">dividendo = 2</text:p>
      <text:p text:style-name="P1">Para divisores = primo - 1; divisores = LIMSUP; divisores – PASO</text:p>
      <text:p text:style-name="P1"><text:tab/>si primo &lt;= 1</text:p>
      <text:p text:style-name="P1"><text:tab/><text:tab/>“no es primo”</text:p>
      <text:p text:style-name="P1"><text:tab/><text:tab/>divisores = LIMSUP</text:p>
      <text:p text:style-name="P1"><text:tab/>si primo %divisores = 0</text:p>
      <text:p text:style-name="P1"><text:tab/><text:tab/>dividendo = dividendo + 1</text:p>
      <text:p text:style-name="P1"><text:tab/>si dividendo &gt; 2</text:p>
      <text:p text:style-name="P1"><text:tab/><text:tab/>“no es primo”</text:p>
      <text:p text:style-name="P1"><text:tab/><text:tab/>divisores = LIMSUP</text:p>
      <text:p text:style-name="P1">fin para</text:p>
      <text:p text:style-name="P1"/>
      <text:p text:style-name="P1">“es primo”</text:p>
      <text:p text:style-name="P1"/>
      <text:p text:style-name="P1"><text:span text:style-name="T1">FIN</text:span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21:06:47.064000000</meta:creation-date>
    <dc:date>2023-09-29T21:57:19.633000000</dc:date>
    <meta:editing-duration>PT50M32S</meta:editing-duration>
    <meta:editing-cycles>1</meta:editing-cycles>
    <meta:document-statistic meta:table-count="0" meta:image-count="0" meta:object-count="0" meta:page-count="1" meta:paragraph-count="40" meta:word-count="129" meta:character-count="657" meta:non-whitespace-character-count="532"/>
    <meta:generator>LibreOffice/7.6.1.2$Windows_x86 LibreOffice_project/f5defcebd022c5bc36bbb79be232cb6926d8f674</meta:generator>
  </office:meta>
</office:document-meta>
</file>